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a59" officeooo:paragraph-rsid="001f2a59"/>
    </style:style>
    <style:style style:name="P2" style:family="paragraph" style:parent-style-name="Standard">
      <style:text-properties officeooo:rsid="00207a1a" officeooo:paragraph-rsid="00207a1a"/>
    </style:style>
    <style:style style:name="P3" style:family="paragraph" style:parent-style-name="Standard">
      <style:text-properties officeooo:rsid="00207a1a" officeooo:paragraph-rsid="00281c2e"/>
    </style:style>
    <style:style style:name="P4" style:family="paragraph" style:parent-style-name="Standard">
      <style:text-properties officeooo:rsid="00225f03" officeooo:paragraph-rsid="00225f03"/>
    </style:style>
    <style:style style:name="P5" style:family="paragraph" style:parent-style-name="Standard">
      <style:text-properties officeooo:rsid="00225f03" officeooo:paragraph-rsid="0029a7e7"/>
    </style:style>
    <style:style style:name="P6" style:family="paragraph" style:parent-style-name="Standard">
      <style:text-properties officeooo:rsid="00246c4e" officeooo:paragraph-rsid="00246c4e"/>
    </style:style>
    <style:style style:name="P7" style:family="paragraph" style:parent-style-name="Standard">
      <style:text-properties officeooo:rsid="00262357" officeooo:paragraph-rsid="00262357"/>
    </style:style>
    <style:style style:name="P8" style:family="paragraph" style:parent-style-name="Standard">
      <style:text-properties officeooo:rsid="00262357" officeooo:paragraph-rsid="0031c9b4"/>
    </style:style>
    <style:style style:name="P9" style:family="paragraph" style:parent-style-name="Standard">
      <style:text-properties officeooo:rsid="0029a7e7" officeooo:paragraph-rsid="0029a7e7"/>
    </style:style>
    <style:style style:name="P10" style:family="paragraph" style:parent-style-name="Standard">
      <style:text-properties officeooo:rsid="002a1a8a" officeooo:paragraph-rsid="002a1a8a"/>
    </style:style>
    <style:style style:name="P11" style:family="paragraph" style:parent-style-name="Standard">
      <style:text-properties officeooo:rsid="002a1a8a" officeooo:paragraph-rsid="002ea829"/>
    </style:style>
    <style:style style:name="P12" style:family="paragraph" style:parent-style-name="Standard">
      <style:text-properties officeooo:rsid="002a1a8a" officeooo:paragraph-rsid="002ef82f"/>
    </style:style>
    <style:style style:name="P13" style:family="paragraph" style:parent-style-name="Standard">
      <style:text-properties officeooo:rsid="002d75b9" officeooo:paragraph-rsid="002d75b9"/>
    </style:style>
    <style:style style:name="P14" style:family="paragraph" style:parent-style-name="Standard">
      <style:text-properties officeooo:rsid="002ea829" officeooo:paragraph-rsid="002ea829"/>
    </style:style>
    <style:style style:name="P15" style:family="paragraph" style:parent-style-name="Standard">
      <style:text-properties officeooo:rsid="0030f028" officeooo:paragraph-rsid="0030f028"/>
    </style:style>
    <style:style style:name="P16" style:family="paragraph" style:parent-style-name="Standard">
      <style:text-properties officeooo:rsid="0030f028" officeooo:paragraph-rsid="0031c017"/>
    </style:style>
    <style:style style:name="P17" style:family="paragraph" style:parent-style-name="Standard">
      <style:text-properties officeooo:rsid="0030f028" officeooo:paragraph-rsid="0031c9b4"/>
    </style:style>
    <style:style style:name="P18" style:family="paragraph" style:parent-style-name="Standard">
      <style:text-properties officeooo:rsid="0031c9b4" officeooo:paragraph-rsid="0031c9b4"/>
    </style:style>
    <style:style style:name="P19" style:family="paragraph" style:parent-style-name="Standard">
      <style:text-properties officeooo:rsid="003288cc" officeooo:paragraph-rsid="003288cc"/>
    </style:style>
    <style:style style:name="P20" style:family="paragraph" style:parent-style-name="Standard">
      <style:text-properties officeooo:rsid="003288cc" officeooo:paragraph-rsid="0033eb28"/>
    </style:style>
    <style:style style:name="P21" style:family="paragraph" style:parent-style-name="Standard">
      <style:text-properties officeooo:rsid="0033eb28" officeooo:paragraph-rsid="0033eb28"/>
    </style:style>
    <style:style style:name="P22" style:family="paragraph" style:parent-style-name="Standard">
      <style:text-properties officeooo:rsid="0034a14a" officeooo:paragraph-rsid="0034a1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49429"/>
    </style:style>
    <style:style style:name="T3" style:family="text">
      <style:text-properties officeooo:rsid="00278101"/>
    </style:style>
    <style:style style:name="T4" style:family="text">
      <style:text-properties officeooo:rsid="00281c2e"/>
    </style:style>
    <style:style style:name="T5" style:family="text">
      <style:text-properties officeooo:rsid="0029a7e7"/>
    </style:style>
    <style:style style:name="T6" style:family="text">
      <style:text-properties officeooo:rsid="002b8668"/>
    </style:style>
    <style:style style:name="T7" style:family="text">
      <style:text-properties officeooo:rsid="002ea829"/>
    </style:style>
    <style:style style:name="T8" style:family="text">
      <style:text-properties officeooo:rsid="002ef82f"/>
    </style:style>
    <style:style style:name="T9" style:family="text">
      <style:text-properties officeooo:rsid="00306e83"/>
    </style:style>
    <style:style style:name="T10" style:family="text">
      <style:text-properties officeooo:rsid="003288cc"/>
    </style:style>
    <style:style style:name="T11" style:family="text">
      <style:text-properties officeooo:rsid="0033eb28"/>
    </style:style>
    <style:style style:name="T12" style:family="text">
      <style:text-properties officeooo:rsid="0034a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uld like to use a mechanics library to make gravity force clone.</text:p>
      <text:p text:style-name="P1">this should enable things like chunks beraking/chipping off terrain, falling and bouncing around in a natural way.</text:p>
      <text:p text:style-name="P1">could attempt to do this myself, but unless implementing a small subset of functionality, a huge amount of work.</text:p>
      <text:p text:style-name="P1"/>
      <text:p text:style-name="P2">there appear to be a fuckton of 2d mechanics libraries for javascript</text:p>
      <text:p text:style-name="P2">the majority are some form of box2d, including liquidfun, which expands on box2d to add liquids, jelly etc.</text:p>
      <text:p text:style-name="P2">there's also matter.js, chipmunk, p2.js. probably more.</text:p>
      <text:p text:style-name="P2"/>
      <text:p text:style-name="P2">http://stackoverflow.com/questions/7628078/which-box2d-javascript-library-should-i-use</text:p>
      <text:p text:style-name="P16">http://gamedev.stackexchange.com/questions/7765/are-there-any-alternative-js-ports-of-box2d</text:p>
      <text:p text:style-name="P2"/>
      <text:p text:style-name="P2">since box2d is so widely used, makes sense to try that.</text:p>
      <text:p text:style-name="P2">maybe restrict to not liquidfun first, to appreciate the difference, and reduce scope.</text:p>
      <text:p text:style-name="P2"/>
      <text:p text:style-name="P7">https://github.com/hecht-software/box2dweb</text:p>
      <text:p text:style-name="P7">is recommended, though a bit old<text:span text:style-name="T3"> now</text:span>. not as huge as liquidfun (~200k vs 700k), and happily comes in one min.js file, and doesn't require pissing around with build files. has some beginner level tutorials too </text:p>
      <text:p text:style-name="P15"/>
      <text:p text:style-name="P2"/>
      <text:p text:style-name="P3">development plan<text:span text:style-name="T4"> - general - for gravity force type game(s)</text:span></text:p>
      <text:p text:style-name="P9">keep simple for 1st game/release:</text:p>
      <text:p text:style-name="P5"/>
      <text:p text:style-name="P2"><text:s/></text:p>
      <text:p text:style-name="P4"/>
      <text:p text:style-name="P4"/>
      <text:p text:style-name="P4"/>
      <text:p text:style-name="P4"><text:span text:style-name="T5">make a </text:span>single player game.</text:p>
      <text:p text:style-name="P4">simplest thing IMO is <text:span text:style-name="T1">thrust or gravity force style cave explore/collect/destroy turrets game</text:span>.</text:p>
      <text:p text:style-name="P4"><text:s/>either scrolling, or smash tv style (fewer problems for players on standard LCD monitors.)</text:p>
      <text:p text:style-name="P4"/>
      <text:p text:style-name="P4">feel like should go for something that works in 1 player. addingsplit screen <text:span text:style-name="T5">co-op /</text:span> vs mode <text:span text:style-name="T5">as a bonus feature, and not much work to add on top.</text:span></text:p>
      <text:p text:style-name="P4"/>
      <text:p text:style-name="P9">much harder tasks for later:</text:p>
      <text:p text:style-name="P5"><text:s/>2 player <text:span text:style-name="T5">vs AI</text:span></text:p>
      <text:p text:style-name="P5">proper online multiplayer <text:s/>- server, client prediction, matchmaking, and would need some popularity (even if it's an active thread on a forum to organise a weekly tournament) in order for people to find opponents.<text:span text:style-name="T5"> this can be acheived by making the simgle player experience solid.</text:span></text:p>
      <text:p text:style-name="P4"/>
      <text:p text:style-name="P4"/>
      <text:p text:style-name="P6">development tasks<text:span text:style-name="T5"> (mechanics engine)</text:span></text:p>
      <text:p text:style-name="P6">1) make a basic level that can spawn some shapes in (eg balls, crates) and see that they roll around, stack ok</text:p>
      <text:p text:style-name="P6">2) add a spaceship object that can fly around</text:p>
      <text:p text:style-name="P6">3) add a second spaceship object which can collide with the first</text:p>
      <text:p text:style-name="P6">4) cut sections out of map by mouse click</text:p>
      <text:p text:style-name="P6">5) shots/bombs that collide with map and ships</text:p>
      <text:p text:style-name="P6">6) bombs that collide with shots</text:p>
      <text:p text:style-name="P6"><text:soft-page-break/>7) shots bounce.</text:p>
      <text:p text:style-name="P6"/>
      <text:p text:style-name="P6">....</text:p>
      <text:p text:style-name="P6"/>
      <text:p text:style-name="P6">destroying landscape yields debris that bounces.<text:span text:style-name="T2"> </text:span></text:p>
      <text:p text:style-name="P6">water</text:p>
      <text:p text:style-name="P6"/>
      <text:p text:style-name="P6"/>
      <text:p text:style-name="P9">other development tasks:</text:p>
      <text:p text:style-name="P9">cosmetics</text:p>
      <text:p text:style-name="P9">explosions (crosses over with mechanics. particles?)</text:p>
      <text:p text:style-name="P6"/>
      <text:p text:style-name="P6"/>
      <text:p text:style-name="P6"/>
      <text:p text:style-name="P10">possibly make things MUCH simpler for zeroth release?</text:p>
      <text:p text:style-name="P10">no destructible terrain.</text:p>
      <text:p text:style-name="P10">use mechanics for players, enemies, shots,</text:p>
      <text:p text:style-name="P11">simple arena<text:span text:style-name="T8"> </text:span>thrust style game. basic graphics<text:span text:style-name="T6">. (coloured lines? solid chamfered? (eg components that are single colour, but with shading). </text:span></text:p>
      <text:p text:style-name="P14">simple room levels. sequential (so don't have to load/save rooms)<text:span text:style-name="T9">. either numbered levels, or smash tv style where can only go forwards (with sometimes multiple options)</text:span></text:p>
      <text:p text:style-name="P10"/>
      <text:p text:style-name="P13">add in updates:</text:p>
      <text:p text:style-name="P13">destructible terrain</text:p>
      <text:p text:style-name="P13">particle effects</text:p>
      <text:p text:style-name="P13">more weapons</text:p>
      <text:p text:style-name="P13">co-op mode</text:p>
      <text:p text:style-name="P11"><text:span text:style-name="T6">can later add in normal mapping, dynamic lighting?</text:span></text:p>
      <text:p text:style-name="P12"><text:span text:style-name="T7">make it like metroidvania/</text:span>smash tv<text:span text:style-name="T7">- feeling of exploration, getting items, backtracking?</text:span></text:p>
      <text:p text:style-name="P12"><text:span text:style-name="T7"><text:s/></text:span></text:p>
      <text:p text:style-name="P14"/>
      <text:p text:style-name="P13">etc</text:p>
      <text:p text:style-name="P13"/>
      <text:p text:style-name="P13"/>
      <text:p text:style-name="P18">some tutorials to follow</text:p>
      <text:p text:style-name="P18"/>
      <text:p text:style-name="P18">https://www.iforce2d.net/b2dtut/</text:p>
      <text:p text:style-name="P18">http://buildnewgames.com/box2dweb/</text:p>
      <text:p text:style-name="P8">http://blog.sethladd.com/2011/09/box2d-javascript-example-walkthrough.html</text:p>
      <text:p text:style-name="P17"/>
      <text:p text:style-name="P19">goals:</text:p>
      <text:p text:style-name="P20">* get some boxes, balls working. </text:p>
      <text:p text:style-name="P19">* webgl renderer</text:p>
      <text:p text:style-name="P22"><text:tab/>scrolling</text:p>
      <text:p text:style-name="P21"><text:tab/><text:span text:style-name="T10">borrow textures from gfx?</text:span></text:p>
      <text:p text:style-name="P19">* normal mapping on objects (eg blocks)</text:p>
      <text:p text:style-name="P19">* <text:span text:style-name="T12">flying controls for spaceship</text:span></text:p>
      <text:p text:style-name="P22">* recharge on pad ( see how easy this is vs rolling my own!)</text:p>
      <text:p text:style-name="P22"><text:tab/>landing gear?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04:02:07.225000000</dc:date>
    <meta:editing-duration>PT22H49M10S</meta:editing-duration>
    <meta:editing-cycles>20</meta:editing-cycles>
    <meta:generator>LibreOffice/4.4.4.3$Windows_x86 LibreOffice_project/2c39ebcf046445232b798108aa8a7e7d89552ea8</meta:generator>
    <meta:document-statistic meta:table-count="0" meta:image-count="0" meta:object-count="0" meta:page-count="2" meta:paragraph-count="63" meta:word-count="513" meta:character-count="3441" meta:non-whitespace-character-count="2976"/>
  </office:meta>
</office:document-meta>
</file>